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ojna patriotyzmu</text:p>
      <text:p text:style-name="P1"/>
      <text:p text:style-name="P1">Każdy pewnie widział okładkę i zastanawiał się o co chodzi. Cóż, moc naczelnego, mimo że nie jest tak boska, jak ją opisuję, pozwala na przekazanie myśli, idei w dość nietypowych miejscach. Takim miejscem jest właśnie okładka, a ten felieton ma na celu wyjaśnienie tego zamysłu, bo standardowe słowo wstępne redaktora naczelnego byłoby na to za małe.</text:p>
      <text:p text:style-name="P1"/>
      <text:p text:style-name="P1">Dzisiaj mamy najważniejsze święto dla państwa polskiego – Narodowe Święto Niepodległości. I mimo, że piszę, te słowa dużo wcześniej, jestem pewien, że do tego czasu scena z okładki, czyli dwa kłócące się kuce, się nie zdezaktualizuje. Aktualnie od dość długiego czasu jest nakręcana wojna o to, kto jest patriotą, a kto nie ma prawa nosić tego miana. I tutaj właśnie pojawia się trzecia postać – Queen Poland. Zasmucona postawą kucyków, jednocześnie pragnąca zaopiekować się nimi. Bo tak jak chrześcijanin nie ma prawa nazwać innej osoby bezbożnikiem, tak samo nie można odmawiać patriotyzmu innej osobie. W tych dwóch założeniach jest dokładnie ta sama idea, bo w jednym i w drugim przypadku zarzucamy postępowanie na szkodę. I tutaj skończymy nawiązanie biblijne, bo sytuacja za bardzo się komplikuje. Dla redakcyjnego porządku zaznaczę tylko, że nazwanie kogoś niewierzącym i bezbożnikiem to nie to samo.</text:p>
      <text:p text:style-name="P1"/>
      <text:p text:style-name="P1">Każdy wie, że postępowanie na szkodę kraju to zdrada i każdy wie, że to mocne słowo, choć równie często jest teraz używane bez zwracania uwagi na konsekwencje. A prawdą jest, że trzeba mieć naprawdę mocne dowody, by to udowodnić. Niestety, mam wrażenie, że większość osób nawet nie zdaje sobie sprawy ze znaczenia słów, jakie wypowiada. Wyznają oni pogląd, że tylko ich koncepcja polityczna jest słuszna, a inne mają na celu zniszczenie kraju. I tutaj jest chyba cały problem. W którymś momencie ludzie przestali patrzeć na inne opcje jako na odmienne pomysły na rozwój kraju, a zaczęli je traktować jako celowe dążenie do jego zniszczenia. Wiem, że trochę tutaj idealizuję świat, bo za pięknymi hasłami często stoją bardzo przyziemne zachcianki jednostek. Ale naprawdę wolę uczciwą rywalizację różnych pomysłów na rozwój, gdzie każdy szanuje przeciwnika w tym wyścigu, niż wzajemne obrażanie się. </text:p>
      <text:p text:style-name="P1"/>
      <text:p text:style-name="P1">Z drugiej strony, mamy też ludzi którzy hasłem patriotyzmu uzasadniają różnego rodzaju czyny przeciwko drugiemu człowiekowi. Zaczynając od zwykłego poniżania, kończąc na odbieraniu życia i to na masową skalę. U nas, na szczęście, jeszcze nie realizują się te drastyczne przypadki, ale te łagodniejsze zaczynają być coraz bardziej powszechne. Takie zasłanianie swoich czynów tylko niszczy pojęcie patriotyzmu, ale i w niektórych przypadkach można udowodnić działanie na szkodę kraju.</text:p>
      <text:p text:style-name="P1"/>
      <text:p text:style-name="P1">W tym momencie cieszę się, że niektóre ponyfikacje nigdy nie zaistnieją. Nie chciałbym oglądać żadnej zmaterializowanej postaci ojczyzny. Bo z powodu braku możliwości działania, mogłaby tylko obserwować się i smucić, a ten widok byłby dla mnie jednym z gorszych w życiu.</text:p>
      <text:p text:style-name="P1"/>
      <text:p text:style-name="P1">Dlatego proszę Cię Czytelniku: zanim zarzucisz komuś brak patriotyzmu, przemyśl to sto razy. To, że nie wyznaje takich samych idei, co Ty i że nie okazuje troski o kraj tak samo jak Ty, nie powoduje z marszu, że jedyne, czego pragnie, to jego szkody. Nie używaj, go także aby usprawiedliwić swoje czyny, które jedyne co miały na celu, to szkodzenie innym. Prawdziwy patriotyzm ma wiele imion, a troska o ojczyznę może przejawiać się na różne sposob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7" meta:word-count="520" meta:character-count="3374" meta:non-whitespace-character-count="2858"/>
    <meta:generator>LibreOfficeDev/5.1.0.3$Linux_X86_64 LibreOffice_project/</meta:generator>
  </office:meta>
</office:document-meta>
</file>